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1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22222" style:font-name="Lucida Sans" fo:font-size="9pt" fo:letter-spacing="normal" fo:font-weight="normal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333333"/>
    </style:style>
    <style:style style:name="T67" style:family="text">
      <style:text-properties fo:color="#333333" style:font-name="Arial2" fo:font-size="5.5pt"/>
    </style:style>
    <style:style style:name="T68" style:family="text">
      <style:text-properties fo:color="#333333" fo:font-size="5.5pt"/>
    </style:style>
    <style:style style:name="T69" style:family="text">
      <style:text-properties fo:font-variant="normal" fo:text-transform="none" fo:font-style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line.product_id.display_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4" style:family="table-row">
      <style:table-row-properties style:min-row-height="2.771cm"/>
    </style:style>
    <style:style style:name="Tabla6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1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22222" style:font-name="Lucida Sans" fo:font-size="9pt" fo:letter-spacing="normal" fo:font-weight="normal" style:font-size-asian="9pt" style:font-weight-asian="normal" style:font-size-complex="9pt" style:font-weight-complex="normal"/>
    </style:style>
    <style:style style:name="M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color="#333333"/>
    </style:style>
    <style:style style:name="MT61" style:family="text">
      <style:text-properties fo:font-variant="normal" fo:text-transform="none" fo:font-style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2">
            <table:table-cell table:style-name="Tabla6.A1" table:number-columns-spanned="4" office:value-type="string">
              <text:p text:style-name="MP44">CAI: <text:span text:style-name="MT60">46109176943634</text:span></text:p>
              <text:p text:style-name="MP45"><text:span text:style-name="MT61">Fecha de impresión: marzo 2020</text:span>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6"><text:span text:style-name="MT58">Recibí Conforme</text:span>:</text:p>
              <text:p text:style-name="MP47"><text:span text:style-name="MT58">Fecha</text:span>: <text:s/><text:span text:style-name="MT62"><text:s text:c="5"/>/ <text:s text:c="5"/>/ <text:s text:c="5"/></text:span></text:p>
              <text:p text:style-name="MP47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4" office:value-type="string">
              <text:p text:style-name="MP48"><text:s text:c="30"/></text:p>
              <text:p text:style-name="MP49">DNI</text:p>
            </table:table-cell>
            <table:table-cell table:style-name="Tabla6.B4" office:value-type="string">
              <text:p text:style-name="MP48"><text:s text:c="32"/></text:p>
              <text:p text:style-name="MP49">FIRMA</text:p>
            </table:table-cell>
            <table:table-cell table:style-name="Tabla6.B4" office:value-type="string">
              <text:p text:style-name="MP50"><text:s text:c="32"/></text:p>
              <text:p text:style-name="MP48"><text:s text:c="32"/></text:p>
              <text:p text:style-name="MP51">ACLARACIÓN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5T18:23:04.149000000</dc:date>
    <meta:editing-duration>P2DT17H40M8S</meta:editing-duration>
    <meta:editing-cycles>374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6" meta:word-count="273" meta:character-count="1747" meta:non-whitespace-character-count="1506"/>
  </office:meta>
</office:document-meta>
</file>